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Used zip2john on Zorin OS chad emoji<text:line-break/>added it to the path<text:line-break/>generated hash file</text:p>
      <text:p text:style-name="Standard">ran john the ripper on hash file</text:p>
      <text:p text:style-name="Standard">ensured the zip file has proper permission<text:line-break/>got the password : softball3</text:p>
      <text:p text:style-name="Standard">extracted the zip using 7z.<text:line-break/>Got <text:s/>unopenable og .pdf<text:line-break/>Rm9yZW5zaWNzIGlzIGZ1bg==<text:line-break/><text:line-break/><text:line-break/><text:line-break/>Forensics is fu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JUN RAJESH</dc:creator>
    <meta:creation-date>2024-09-22T00:28:00Z</meta:creation-date>
    <dc:date>2024-09-22T06:21:00Z</dc:date>
    <meta:template xlink:href="Normal" xlink:type="simple"/>
    <meta:editing-cycles>2</meta:editing-cycles>
    <meta:editing-duration>PT540S</meta:editing-duration>
    <meta:document-statistic meta:page-count="1" meta:paragraph-count="1" meta:word-count="41" meta:character-count="279" meta:row-count="1" meta:non-whitespace-character-count="239"/>
  </office:meta>
</office:document-meta>
</file>